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style="italic"/>
    </style:style>
    <style:style style:name="P3" style:family="paragraph" style:parent-style-name="Text_20_body" style:list-style-name="L3"/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Standard">
      <style:text-properties officeooo:rsid="000393f4" officeooo:paragraph-rsid="000393f4"/>
    </style:style>
    <style:style style:name="P9" style:family="paragraph" style:parent-style-name="Standard">
      <style:text-properties officeooo:paragraph-rsid="000393f4"/>
    </style:style>
    <style:style style:name="P10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0393f4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ink :<text:a xlink:type="simple" xlink:href="https://docs.saltstack.com/en/latest/topics/tutorials/halite.html">https://docs.saltstack.com/en/latest/topics/tutorials/halite.html</text:a></text:p>
      <text:p text:style-name="P8"/>
      <text:p text:style-name="P8"/>
      <text:p text:style-name="P8"/>
      <text:p text:style-name="P9">Installing and Configuring Halite</text:p>
      <text:section text:style-name="Sect1" text:name="wrapper">
        <text:section text:style-name="Sect1" text:name="page-content-wrapper">
          <text:section text:style-name="Sect1" text:name="installing-and-configuring-halite">
            <text:p text:style-name="Text_20_body">Warning</text:p>
            <text:p text:style-name="Text_20_body">Halite is deprecated</text:p>
            <text:p text:style-name="Text_20_body">The Halite project is retired. The code will remain available on GitHub.</text:p>
            <text:p text:style-name="Text_20_body">In this tutorial, we'll walk through installing and setting up Halite. The current version of Halite is considered pre-alpha and is supported only in Salt <text:span text:style-name="Source_20_Text">v2014.1.0</text:span> or greater. Additional information is available on GitHub: <text:a xlink:type="simple" xlink:href="https://github.com/saltstack/halite">https://github.com/saltstack/halite</text:a></text:p>
            <text:p text:style-name="Text_20_body">Before beginning this tutorial, ensure that the salt-master is installed. To install the salt-master, please review the installation documentation: <text:a xlink:type="simple" xlink:href="http://docs.saltstack.com/topics/installation/index.html">http://docs.saltstack.com/topics/installation/index.html</text:a></text:p>
            <text:p text:style-name="Text_20_body">Note</text:p>
            <text:p text:style-name="Text_20_body">Halite only works with Salt versions greater than 2014.1.0.</text:p>
            <text:section text:style-name="Sect1" text:name="installing-halite-via-package">
              <text:h text:style-name="Heading_20_2" text:outline-level="2">Installing Halite Via Package</text:h>
              <text:p text:style-name="Text_20_body">On CentOS, RHEL, or Fedora:</text:p>
              <text:p text:style-name="P10">$ yum install python-halite</text:p>
              <text:p text:style-name="Text_20_body">Note</text:p>
              <text:p text:style-name="Text_20_body">By default python-halite only installs CherryPy. If you would like to use a different webserver please review the instructions below to install pip and your server of choice. The package does not modify the master configuration with <text:span text:style-name="Source_20_Text">/etc/salt/master</text:span>.</text:p>
            </text:section>
            <text:section text:style-name="Sect1" text:name="installing-halite-using-pip">
              <text:h text:style-name="Heading_20_2" text:outline-level="2">Installing Halite Using pip</text:h>
              <text:p text:style-name="Text_20_body">To begin the installation of Halite from PyPI, you'll need to install pip. The Salt package, as well as the bootstrap, do not install pip by default.</text:p>
              <text:p text:style-name="Text_20_body">On CentOS, RHEL, or Fedora:</text:p>
              <text:p text:style-name="P10">$ yum install python-pip</text:p>
              <text:p text:style-name="Text_20_body">On Debian:</text:p>
              <text:p text:style-name="P10">$ apt-get install python-pip</text:p>
              <text:p text:style-name="Text_20_body">Once you have pip installed, use it to install halite:</text:p>
              <text:p text:style-name="P10">$ pip install -U halite</text:p>
              <text:p text:style-name="Text_20_body">Depending on the webserver you want to run halite through, you'll need to install that piece as well. On RHEL based distros, use one of the following:</text:p>
              <text:p text:style-name="P10"><text:soft-page-break/>$ pip install cherrypy</text:p>
              <text:p text:style-name="P10">$ pip install paste</text:p>
              <text:p text:style-name="Preformatted_20_Text">$ yum install python-devel</text:p>
              <text:p text:style-name="Preformatted_20_Text">$ yum install gcc</text:p>
              <text:p text:style-name="Preformatted_20_Text">$ pip install gevent</text:p>
              <text:p text:style-name="P10">$ pip install pyopenssl</text:p>
              <text:p text:style-name="Text_20_body">On Debian based distributions:</text:p>
              <text:p text:style-name="P10">$ pip install CherryPy</text:p>
              <text:p text:style-name="P10">$ pip install paste</text:p>
              <text:p text:style-name="Preformatted_20_Text">$ apt-get install gcc</text:p>
              <text:p text:style-name="Preformatted_20_Text">$ apt-get install python-dev</text:p>
              <text:p text:style-name="Preformatted_20_Text">$ apt-get install libevent-dev</text:p>
              <text:p text:style-name="Preformatted_20_Text">$ pip install gevent</text:p>
              <text:p text:style-name="P10">$ pip install pyopenssl</text:p>
            </text:section>
            <text:section text:style-name="Sect1" text:name="configuring-halite-permissions">
              <text:h text:style-name="Heading_20_2" text:outline-level="2">Configuring Halite Permissions</text:h>
              <text:p text:style-name="Text_20_body">Configuring Halite access permissions is easy. By default, you only need to ensure that the @runner group is configured. In the <text:span text:style-name="Source_20_Text">/etc/salt/master</text:span> file, uncomment and modify the following lines:</text:p>
              <text:p text:style-name="Preformatted_20_Text">external_auth:</text:p>
              <text:p text:style-name="Preformatted_20_Text"><text:s text:c="2"/>pam:</text:p>
              <text:p text:style-name="Preformatted_20_Text"><text:s text:c="4"/>testuser:</text:p>
              <text:p text:style-name="Preformatted_20_Text"><text:s text:c="6"/>- .*</text:p>
              <text:p text:style-name="P10"><text:s text:c="6"/>- '@runner'</text:p>
              <text:p text:style-name="Text_20_body">Note</text:p>
              <text:p text:style-name="Text_20_body">You cannot use the root user for pam login; it will fail to authenticate.</text:p>
              <text:p text:style-name="Text_20_body">Halite uses the runner manage.present to get the status of minions, so runner permissions are required. For example:</text:p>
              <text:p text:style-name="Preformatted_20_Text">external_auth:</text:p>
              <text:p text:style-name="Preformatted_20_Text"><text:s text:c="2"/>pam:</text:p>
              <text:p text:style-name="Preformatted_20_Text"><text:s text:c="4"/>mytestuser:</text:p>
              <text:p text:style-name="Preformatted_20_Text"><text:s text:c="6"/>- .*</text:p>
              <text:p text:style-name="Preformatted_20_Text"><text:s text:c="6"/>- '@runner'</text:p>
              <text:p text:style-name="P10"><text:s text:c="6"/>- '@wheel'</text:p>
              <text:p text:style-name="Text_20_body">Currently Halite allows, but does not require, any wheel modules.</text:p>
            </text:section>
            <text:section text:style-name="Sect1" text:name="configuring-halite-settings">
              <text:h text:style-name="Heading_20_2" text:outline-level="2">Configuring Halite Settings</text:h>
              <text:p text:style-name="Text_20_body">Once you've configured the permissions for Halite, you'll need to set up the Halite settings in the /etc/salt/master file. Halite supports CherryPy, Paste, and Gevent out of the box.</text:p>
              <text:p text:style-name="Text_20_body">To configure cherrypy, add the following to the bottom of your /etc/salt/master file:</text:p>
              <text:p text:style-name="Preformatted_20_Text">halite:</text:p>
              <text:p text:style-name="Preformatted_20_Text"><text:s text:c="2"/>level: 'debug'</text:p>
              <text:p text:style-name="Preformatted_20_Text"><text:soft-page-break/><text:s text:c="2"/>server: 'cherrypy'</text:p>
              <text:p text:style-name="Preformatted_20_Text"><text:s text:c="2"/>host: '0.0.0.0'</text:p>
              <text:p text:style-name="Preformatted_20_Text"><text:s text:c="2"/>port: '8080'</text:p>
              <text:p text:style-name="Preformatted_20_Text"><text:s text:c="2"/>cors: False</text:p>
              <text:p text:style-name="Preformatted_20_Text"><text:s text:c="2"/>tls: True</text:p>
              <text:p text:style-name="Preformatted_20_Text"><text:s text:c="2"/>certpath: '/etc/pki/tls/certs/localhost.crt'</text:p>
              <text:p text:style-name="Preformatted_20_Text"><text:s text:c="2"/>keypath: '/etc/pki/tls/certs/localhost.key'</text:p>
              <text:p text:style-name="P10"><text:s text:c="2"/>pempath: '/etc/pki/tls/certs/localhost.pem'</text:p>
              <text:p text:style-name="Text_20_body">If you wish to use paste:</text:p>
              <text:p text:style-name="Preformatted_20_Text">halite:</text:p>
              <text:p text:style-name="Preformatted_20_Text"><text:s text:c="2"/>level: 'debug'</text:p>
              <text:p text:style-name="Preformatted_20_Text"><text:s text:c="2"/>server: 'paste'</text:p>
              <text:p text:style-name="Preformatted_20_Text"><text:s text:c="2"/>host: '0.0.0.0'</text:p>
              <text:p text:style-name="Preformatted_20_Text"><text:s text:c="2"/>port: '8080'</text:p>
              <text:p text:style-name="Preformatted_20_Text"><text:s text:c="2"/>cors: False</text:p>
              <text:p text:style-name="Preformatted_20_Text"><text:s text:c="2"/>tls: True</text:p>
              <text:p text:style-name="Preformatted_20_Text"><text:s text:c="2"/>certpath: '/etc/pki/tls/certs/localhost.crt'</text:p>
              <text:p text:style-name="Preformatted_20_Text"><text:s text:c="2"/>keypath: '/etc/pki/tls/certs/localhost.key'</text:p>
              <text:p text:style-name="P10"><text:s text:c="2"/>pempath: '/etc/pki/tls/certs/localhost.pem'</text:p>
              <text:p text:style-name="Text_20_body">To use gevent:</text:p>
              <text:p text:style-name="Preformatted_20_Text">halite:</text:p>
              <text:p text:style-name="Preformatted_20_Text"><text:s text:c="2"/>level: 'debug'</text:p>
              <text:p text:style-name="Preformatted_20_Text"><text:s text:c="2"/>server: 'gevent'</text:p>
              <text:p text:style-name="Preformatted_20_Text"><text:s text:c="2"/>host: '0.0.0.0'</text:p>
              <text:p text:style-name="Preformatted_20_Text"><text:s text:c="2"/>port: '8080'</text:p>
              <text:p text:style-name="Preformatted_20_Text"><text:s text:c="2"/>cors: False</text:p>
              <text:p text:style-name="Preformatted_20_Text"><text:s text:c="2"/>tls: True</text:p>
              <text:p text:style-name="Preformatted_20_Text"><text:s text:c="2"/>certpath: '/etc/pki/tls/certs/localhost.crt'</text:p>
              <text:p text:style-name="Preformatted_20_Text"><text:s text:c="2"/>keypath: '/etc/pki/tls/certs/localhost.key'</text:p>
              <text:p text:style-name="P10"><text:s text:c="2"/>pempath: '/etc/pki/tls/certs/localhost.pem'</text:p>
              <text:p text:style-name="Text_20_body">The "cherrypy" and "gevent" servers require the certpath and keypath files to run tls/ssl. The .crt file holds the public cert and the .key file holds the private key. Whereas the "paste" server requires a single .pem file that contains both the cert and key. This can be created simply by concatenating the .crt and .key files.</text:p>
              <text:p text:style-name="Text_20_body">If you want to use a self-signed cert, you can create one using the Salt.tls module:</text:p>
              <text:p text:style-name="Text_20_body">Note</text:p>
              <text:p text:style-name="Text_20_body">The following command needs to be run on your salt master.</text:p>
              <text:p text:style-name="P10">salt-call tls.create_self_signed_cert tls</text:p>
              <text:p text:style-name="Text_20_body">Note that certs generated by the above command can be found under the <text:span text:style-name="Source_20_Text">/etc/pki/tls/certs/</text:span> directory. When using self-signed certs, browsers will need approval before accepting the cert. If the web application page has been cached with a non-HTTPS version of the app, then the browser cache will have to be cleared before it will recognize and prompt to accept the self-signed certificate.</text:p>
            </text:section>
            <text:section text:style-name="Sect1" text:name="starting-halite">
              <text:h text:style-name="Heading_20_2" text:outline-level="2">Starting Halite</text:h>
              <text:p text:style-name="Text_20_body">Once you've configured the halite section of your /etc/salt/master, you can restart the salt-master <text:soft-page-break/>service, and your halite instance will be available. Depending on your configuration, the instance will be available either at <text:a xlink:type="simple" xlink:href="https://localhost:8080/app">https://localhost:8080/app</text:a>, <text:a xlink:type="simple" xlink:href="https://domain:8080/app">https://domain:8080/app</text:a>, or <text:a xlink:type="simple" xlink:href="https://123.456.789.12:8080/app">https://123.456.789.012:8080/app</text:a> .</text:p>
              <text:p text:style-name="Text_20_body"/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1:02:11.024584476</meta:creation-date>
    <dc:date>2016-10-24T11:04:21.191633858</dc:date>
    <meta:editing-duration>P0D</meta:editing-duration>
    <meta:editing-cycles>1</meta:editing-cycles>
    <meta:document-statistic meta:table-count="0" meta:image-count="0" meta:object-count="0" meta:page-count="4" meta:paragraph-count="97" meta:word-count="675" meta:character-count="4761" meta:non-whitespace-character-count="4087"/>
    <meta:generator>LibreOffice/4.2.8.2$Linux_X86_64 LibreOffice_project/420m0$Build-2</meta:generator>
  </office:meta>
</office:document-meta>
</file>